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54">
      <style:graphic-properties draw:fill="none" draw:stroke="solid" svg:stroke-width="0.04167in" svg:stroke-color="#000000" draw:marker-end="a353" svg:stroke-opacity="100%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draw:fill="none" draw:stroke="solid" svg:stroke-width="0.04167in" svg:stroke-color="#000000" draw:marker-end="a358" svg:stroke-opacity="100%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48%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draw:fill="none" draw:stroke="solid" svg:stroke-width="0.04514in" svg:stroke-color="#000000" svg:stroke-opacity="100%" draw:stroke-linejoin="miter" svg:stroke-linecap="butt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>
      <style:graphic-properties draw:fill="none" draw:stroke="solid" svg:stroke-width="0.04167in" svg:stroke-color="#000000" draw:marker-start="a440" draw:marker-end="a441" svg:stroke-opacity="100%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47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none" draw:stroke="solid" svg:stroke-width="0.04167in" svg:stroke-color="#000000" draw:marker-end="a336" svg:stroke-opacity="100%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4167in" svg:stroke-color="#000000" draw:marker-end="a369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79">
      <style:graphic-properties draw:fill="none" draw:stroke="solid" svg:stroke-width="0.04167in" svg:stroke-color="#000000" draw:marker-end="a378" svg:stroke-opacity="100%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draw:fill="none" draw:stroke="solid" svg:stroke-width="0.04167in" svg:stroke-color="#000000" draw:marker-end="a341" svg:stroke-opacity="100%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none" draw:stroke="solid" svg:stroke-width="0.04167in" svg:stroke-color="#000000" draw:marker-end="a346" svg:stroke-opacity="100%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none" draw:stroke="solid" svg:stroke-width="0.04167in" svg:stroke-color="#000000" draw:marker-end="a462" svg:stroke-opacity="100%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2">
      <style:graphic-properties draw:fill="none" draw:stroke="solid" svg:stroke-width="0.04167in" svg:stroke-color="#000000" draw:marker-end="a351" svg:stroke-opacity="100%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onnector draw:type="line" svg:x1="0.73333in" svg:y1="0.96131in" svg:x2="1.56667in" svg:y2="2.04464in" draw:id="id63" draw:style-name="a337" draw:name="Straight Arrow Connector 4">
          <svg:title/>
          <svg:desc/>
        </draw:connector>
        <draw:custom-shape svg:x="1.4881in" svg:y="2.04464in" svg:width="0.33333in" svg:height="0.33333in" draw:id="id64" draw:style-name="a340" draw:name="Oval 5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73333in" svg:y1="2.38155in" svg:x2="2.15in" svg:y2="3.87798in" draw:id="id65" draw:style-name="a342" draw:name="Straight Arrow Connector 6">
          <svg:title/>
          <svg:desc/>
        </draw:connector>
        <draw:custom-shape svg:x="1.99286in" svg:y="3.87798in" svg:width="0.33333in" svg:height="0.33333in" draw:id="id66" draw:style-name="a345" draw:name="Oval 8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2.91429in" svg:y1="2.56487in" draw:start-shape="id67" draw:start-glue-point="5" svg:x2="2.29167in" svg:y2="3.9494in" draw:id="id68" draw:style-name="a347" draw:name="Straight Arrow Connector 9">
          <svg:title/>
          <svg:desc/>
        </draw:connector>
        <draw:custom-shape svg:x="2.86548in" svg:y="2.28036in" svg:width="0.33333in" svg:height="0.33333in" draw:id="id67" draw:style-name="a350" draw:name="Oval 11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4.06667in" svg:y1="1.12798in" svg:x2="3.125in" svg:y2="2.28869in" draw:id="id69" draw:style-name="a352" draw:name="Straight Arrow Connector 12">
          <svg:title/>
          <svg:desc/>
        </draw:connector>
        <draw:connector draw:type="line" svg:x1="2.20655in" svg:y1="4.21131in" svg:x2="2.86548in" svg:y2="5.21131in" draw:id="id70" draw:style-name="a354" draw:name="Straight Arrow Connector 16">
          <svg:title/>
          <svg:desc/>
        </draw:connector>
        <draw:custom-shape svg:x="2.79167in" svg:y="5.21131in" svg:width="0.33333in" svg:height="0.33333in" draw:id="id71" draw:style-name="a357" draw:name="Oval 1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07887in" svg:y1="5.46607in" svg:x2="4.03452in" svg:y2="6.13274in" draw:id="id72" draw:style-name="a359" draw:name="Straight Arrow Connector 20">
          <svg:title/>
          <svg:desc/>
        </draw:connector>
        <draw:custom-shape svg:x="6.11071in" svg:y="2.61369in" svg:width="0.33333in" svg:height="0.33333in" draw:id="id73" draw:style-name="a362" draw:name="Oval 22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74" draw:style-name="a365" draw:name="TextBox 23" svg:x="1.56667in" svg:y="0.82057in" svg:width="1.51965in" svg:height="0.40391in">
          <draw:text-box>
            <text:p text:style-name="a364" text:class-names="" text:cond-style-name=""><text:span text:style-name="a363" text:class-names="">Network</text:span></text:p>
          </draw:text-box>
          <svg:title/>
          <svg:desc/>
        </draw:frame>
        <draw:frame draw:id="id75" draw:style-name="a368" draw:name="TextBox 24" svg:x="6.45236in" svg:y="0.16709in" svg:width="2.33453in" svg:height="0.40391in">
          <draw:text-box>
            <text:p text:style-name="a367" text:class-names="" text:cond-style-name=""><text:span text:style-name="a366" text:class-names="">Node Mass Balance</text:span></text:p>
          </draw:text-box>
          <svg:title/>
          <svg:desc/>
        </draw:frame>
        <draw:connector draw:type="line" svg:x1="6.27738in" svg:y1="1.62679in" svg:x2="6.27738in" svg:y2="2.60892in" draw:id="id76" draw:style-name="a370" draw:name="Straight Arrow Connector 25">
          <svg:title/>
          <svg:desc/>
        </draw:connector>
        <draw:frame draw:id="id77" draw:style-name="a374" draw:name="TextBox 33" svg:x="4.91667in" svg:y="2.22829in" svg:width="1.19405in" svg:height="0.33659in">
          <draw:text-box>
            <text:p text:style-name="a373" text:class-names="" text:cond-style-name=""><text:span text:style-name="a371" text:class-names="">NodeInflow</text:span><text:span text:style-name="a372" text:class-names=""/></text:p>
          </draw:text-box>
          <svg:title/>
          <svg:desc/>
        </draw:frame>
        <draw:custom-shape svg:x="6.08571in" svg:y="1.33631in" svg:width="0.33333in" svg:height="0.33333in" draw:id="id78" draw:style-name="a377" draw:name="Oval 34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27738in" svg:y1="2.94702in" svg:x2="6.27738in" svg:y2="3.92916in" draw:id="id79" draw:style-name="a379" draw:name="Straight Arrow Connector 35">
          <svg:title/>
          <svg:desc/>
        </draw:connector>
        <draw:frame draw:id="id80" draw:style-name="a382" draw:name="TextBox 36" svg:x="4.95298in" svg:y="2.97087in" svg:width="1.27738in" svg:height="0.33659in">
          <draw:text-box>
            <text:p text:style-name="a381" text:class-names="" text:cond-style-name=""><text:span text:style-name="a380" text:class-names="">NodeOutflow</text:span></text:p>
          </draw:text-box>
          <svg:title/>
          <svg:desc/>
        </draw:frame>
        <draw:frame draw:id="id81" draw:style-name="a392" draw:name="TextBox 37" svg:x="7.0119in" svg:y="2.5163in" svg:width="1.5in" svg:height="0.80781in">
          <draw:text-box>
            <text:p text:style-name="a385" text:class-names="" text:cond-style-name=""><text:span text:style-name="a383" text:class-names="">NodeAdd</text:span><text:span text:style-name="a384" text:class-names=""/></text:p>
            <text:p text:style-name="a388" text:class-names="" text:cond-style-name=""><text:span text:style-name="a386" text:class-names="">NodeSubtract</text:span><text:span text:style-name="a387" text:class-names=""/></text:p>
            <text:p text:style-name="a391" text:class-names="" text:cond-style-name=""><text:span text:style-name="a389" text:class-names="">NodeStorage</text:span><text:span text:style-name="a390" text:class-names=""/></text:p>
          </draw:text-box>
          <svg:title/>
          <svg:desc/>
        </draw:frame>
        <draw:custom-shape svg:x="6.61191in" svg:y="1.36733in" svg:width="0.36666in" svg:height="1.35852in" draw:id="id82" draw:style-name="a395" draw:name="Right Brace 3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3" draw:style-name="a399" draw:name="TextBox 39" svg:x="6.75357in" svg:y="1.61071in" svg:width="1.84762in" svg:height="0.33659in">
          <draw:text-box>
            <text:p text:style-name="a398" text:class-names="" text:cond-style-name=""><text:span text:style-name="a396" text:class-names="">NodeUpstreamGain</text:span><text:span text:style-name="a397" text:class-names=""/></text:p>
          </draw:text-box>
          <svg:title/>
          <svg:desc/>
        </draw:frame>
        <draw:custom-shape svg:x="6.08571in" svg:y="3.92916in" svg:width="0.33333in" svg:height="0.33333in" draw:id="id84" draw:style-name="a402" draw:name="Oval 40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85" draw:style-name="a439" draw:name="TextBox 41" svg:x="4.91667in" svg:y="4.54301in" svg:width="4.98333in" svg:height="2.92832in">
          <draw:text-box>
            <text:p text:style-name="a404" text:class-names="" text:cond-style-name=""><text:span text:style-name="a403" text:class-names="">At a node:</text:span></text:p>
            <text:p text:style-name="a406" text:class-names="" text:cond-style-name=""><text:span text:style-name="a405" text:class-names=""/></text:p>
            <text:p text:style-name="a415" text:class-names="" text:cond-style-name=""><text:span text:style-name="a407" text:class-names="">NodeOutflow</text:span><text:span text:style-name="a408" text:class-names=""><text:s text:c="1"/>= ∑</text:span><text:span text:style-name="a409" text:class-names="">NodeInflow</text:span><text:span text:style-name="a410" text:class-names=""><text:s text:c="1"/>+<text:s text:c="1"/></text:span><text:span text:style-name="a411" text:class-names="">NodeAdd</text:span><text:span text:style-name="a412" text:class-names=""><text:s text:c="1"/>–<text:s text:c="1"/></text:span><text:span text:style-name="a413" text:class-names="">NodeSubtract</text:span><text:span text:style-name="a414" text:class-names=""><text:s text:c="1"/></text:span></text:p>
            <text:p text:style-name="a417" text:class-names="" text:cond-style-name=""><text:span text:style-name="a416" text:class-names=""/></text:p>
            <text:p text:style-name="a420" text:class-names="" text:cond-style-name=""><text:span text:style-name="a418" text:class-names="">NodeStorage</text:span><text:span text:style-name="a419" text:class-names=""><text:s text:c="1"/>= Currently not used (on-stream reservoirs not supported)</text:span></text:p>
            <text:p text:style-name="a422" text:class-names="" text:cond-style-name=""><text:span text:style-name="a421" text:class-names=""/></text:p>
            <text:p text:style-name="a429" text:class-names="" text:cond-style-name=""><text:span text:style-name="a423" text:class-names="">NodeUpstreamReachGain</text:span><text:span text:style-name="a424" text:class-names=""><text:s text:c="1"/></text:span><text:span text:style-name="a425" text:class-names="">= gain or loss needed to ensure mass<text:s text:c="1"/></text:span><text:span text:style-name="a426" text:class-names="">balance in reach<text:s text:c="1"/></text:span><text:span text:style-name="a427" text:class-names="">between known point flows<text:s text:c="1"/></text:span><text:span text:style-name="a428" text:class-names=""/></text:p>
            <text:p text:style-name="a431" text:class-names="" text:cond-style-name=""><text:span text:style-name="a430" text:class-names=""/></text:p>
            <text:p text:style-name="a438" text:class-names="" text:cond-style-name=""><text:span text:style-name="a432" text:class-names="">NodeUpstreamGain</text:span><text:span text:style-name="a433" text:class-names=""><text:s text:c="1"/>=<text:s text:c="1"/></text:span><text:span text:style-name="a434" text:class-names="">gain</text:span><text:span text:style-name="a435" text:class-names=""><text:s text:c="1"/>between<text:s text:c="1"/></text:span><text:span text:style-name="a436" text:class-names="">upstream node(s) and node</text:span><text:span text:style-name="a437" text:class-names=""/></text:p>
          </draw:text-box>
          <svg:title/>
          <svg:desc/>
        </draw:frame>
        <draw:connector draw:type="line" svg:x1="6.27738in" svg:y1="2.81279in" svg:x2="7.0119in" svg:y2="2.81241in" draw:id="id86" draw:style-name="a442" draw:name="Straight Arrow Connector 35">
          <svg:title/>
          <svg:desc/>
        </draw:connector>
        <draw:custom-shape svg:x="8.39523in" svg:y="0.67672in" svg:width="0.49165in" svg:height="3.37392in" draw:id="id87" draw:style-name="a445" draw:name="Right Brace 38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S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Z N F M ?f11 ?f11 A ?f91 ?f92 ?f93 ?f94 ?f11 ?f11 ?f88 ?f90  W ?f95 ?f96 ?f97 ?f98 ?f11 ?f11 ?f88 ?f90 L ?f28 ?f43 A ?f138 ?f139 ?f140 ?f141 ?f28 ?f43 ?f135 ?f137  W ?f142 ?f143 ?f144 ?f145 ?f28 ?f43 ?f135 ?f137 A ?f168 ?f169 ?f170 ?f171 ?f135 ?f137 ?f165 ?f167  W ?f172 ?f173 ?f174 ?f175 ?f135 ?f137 ?f165 ?f167 L ?f28 ?f44 A ?f211 ?f212 ?f213 ?f214 ?f28 ?f44 ?f208 ?f210  W ?f215 ?f216 ?f217 ?f218 ?f28 ?f44 ?f208 ?f210 N" draw:text-areas="?f11 ?f49 ?f48 ?f51" draw:glue-points="?f11 ?f11 ?f21 ?f30 ?f11 ?f22" draw:glue-point-leaving-directions="-180, -270, -360" draw:modifiers="0 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8333"/>
            <draw:equation draw:name="f14" draw:formula="50000"/>
            <draw:equation draw:name="f15" draw:formula="2700000 + ?f2"/>
            <draw:equation draw:name="f16" draw:formula="?f8 / 21600"/>
            <draw:equation draw:name="f17" draw:formula="?f7 / 21600"/>
            <draw:equation draw:name="f18" draw:formula="21600 * ?f8"/>
            <draw:equation draw:name="f19" draw:formula="21600 * ?f7"/>
            <draw:equation draw:name="f20" draw:formula="min(?f17, ?f16)"/>
            <draw:equation draw:name="f21" draw:formula="?f18 / ?f9"/>
            <draw:equation draw:name="f22" draw:formula="?f19 / ?f9"/>
            <draw:equation draw:name="f23" draw:formula="?f22 - ?f11"/>
            <draw:equation draw:name="f24" draw:formula="?f21 - ?f11"/>
            <draw:equation draw:name="f25" draw:formula="?f24 / 2"/>
            <draw:equation draw:name="f26" draw:formula="min(?f24, ?f23)"/>
            <draw:equation draw:name="f27" draw:formula="?f23 * ?f14"/>
            <draw:equation draw:name="f28" draw:formula="?f11 + ?f25"/>
            <draw:equation draw:name="f29" draw:formula="?f26 * ?f13"/>
            <draw:equation draw:name="f30" draw:formula="?f27 / 100000"/>
            <draw:equation draw:name="f31" draw:formula="?f15 - ?f2"/>
            <draw:equation draw:name="f32" draw:formula="?f25 * ?f20"/>
            <draw:equation draw:name="f33" draw:formula="?f29 / 100000"/>
            <draw:equation draw:name="f34" draw:formula="?f31 + ?f2"/>
            <draw:equation draw:name="f35" draw:formula="?f34 * ?f10 / ?f1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?f30 - ?f33"/>
            <draw:equation draw:name="f44" draw:formula="?f22 - ?f33"/>
            <draw:equation draw:name="f45" draw:formula="?f33 * ?f20"/>
            <draw:equation draw:name="f46" draw:formula="?f39 * ?f25"/>
            <draw:equation draw:name="f47" draw:formula="?f42 * ?f33"/>
            <draw:equation draw:name="f48" draw:formula="?f11 + ?f46"/>
            <draw:equation draw:name="f49" draw:formula="?f33 - ?f47"/>
            <draw:equation draw:name="f50" draw:formula="?f22 + ?f47"/>
            <draw:equation draw:name="f51" draw:formula="?f50 - ?f33"/>
            <draw:equation draw:name="f52" draw:formula="21550000 - ?f2"/>
            <draw:equation draw:name="f53" draw:formula="if(?f52, ?f2, 21550000)"/>
            <draw:equation draw:name="f54" draw:formula="-21550000 - ?f53"/>
            <draw:equation draw:name="f55" draw:formula="if(?f54, -21550000, ?f53)"/>
            <draw:equation draw:name="f56" draw:formula="?f0 + ?f55"/>
            <draw:equation draw:name="f57" draw:formula="?f0 + ?f2"/>
            <draw:equation draw:name="f58" draw:formula="?f57 * ?f10 / ?f1"/>
            <draw:equation draw:name="f59" draw:formula="0 - ?f58"/>
            <draw:equation draw:name="f60" draw:formula="cos(?f59)"/>
            <draw:equation draw:name="f61" draw:formula="0 - ?f60"/>
            <draw:equation draw:name="f62" draw:formula="?f61 * ?f32"/>
            <draw:equation draw:name="f63" draw:formula="sin(?f59)"/>
            <draw:equation draw:name="f64" draw:formula="0 - ?f63"/>
            <draw:equation draw:name="f65" draw:formula="?f64 * ?f45"/>
            <draw:equation draw:name="f66" draw:formula="sqrt(?f62 * ?f62 + ?f65 * ?f65 + 0 * 0)"/>
            <draw:equation draw:name="f67" draw:formula="?f32 * ?f45 / ?f66"/>
            <draw:equation draw:name="f68" draw:formula="?f64 * ?f67"/>
            <draw:equation draw:name="f69" draw:formula="?f11 - ?f68"/>
            <draw:equation draw:name="f70" draw:formula="?f61 * ?f67"/>
            <draw:equation draw:name="f71" draw:formula="?f11 - ?f70"/>
            <draw:equation draw:name="f72" draw:formula="?f69 - ?f32"/>
            <draw:equation draw:name="f73" draw:formula="?f71 - ?f45"/>
            <draw:equation draw:name="f74" draw:formula="?f69 + ?f32"/>
            <draw:equation draw:name="f75" draw:formula="?f71 + ?f45"/>
            <draw:equation draw:name="f76" draw:formula="?f56 + ?f2"/>
            <draw:equation draw:name="f77" draw:formula="?f76 * ?f10 / ?f1"/>
            <draw:equation draw:name="f78" draw:formula="0 - ?f77"/>
            <draw:equation draw:name="f79" draw:formula="cos(?f78)"/>
            <draw:equation draw:name="f80" draw:formula="0 - ?f79"/>
            <draw:equation draw:name="f81" draw:formula="?f80 * ?f32"/>
            <draw:equation draw:name="f82" draw:formula="sin(?f78)"/>
            <draw:equation draw:name="f83" draw:formula="0 - ?f82"/>
            <draw:equation draw:name="f84" draw:formula="?f83 * ?f45"/>
            <draw:equation draw:name="f85" draw:formula="sqrt(?f81 * ?f81 + ?f84 * ?f84 + 0 * 0)"/>
            <draw:equation draw:name="f86" draw:formula="?f32 * ?f45 / ?f85"/>
            <draw:equation draw:name="f87" draw:formula="?f83 * ?f86"/>
            <draw:equation draw:name="f88" draw:formula="?f69 + ?f87"/>
            <draw:equation draw:name="f89" draw:formula="?f80 * ?f86"/>
            <draw:equation draw:name="f90" draw:formula="?f71 + ?f89"/>
            <draw:equation draw:name="f91" draw:formula="if(?f55, ?f11, ?f72)"/>
            <draw:equation draw:name="f92" draw:formula="if(?f55, ?f11, ?f73)"/>
            <draw:equation draw:name="f93" draw:formula="if(?f55, ?f11, ?f74)"/>
            <draw:equation draw:name="f94" draw:formula="if(?f55, ?f11, ?f75)"/>
            <draw:equation draw:name="f95" draw:formula="if(?f55, ?f72, ?f88)"/>
            <draw:equation draw:name="f96" draw:formula="if(?f55, ?f73, ?f90)"/>
            <draw:equation draw:name="f97" draw:formula="if(?f55, ?f74, ?f88)"/>
            <draw:equation draw:name="f98" draw:formula="if(?f55, ?f75, ?f90)"/>
            <draw:equation draw:name="f99" draw:formula="21550000 - ?f12"/>
            <draw:equation draw:name="f100" draw:formula="if(?f99, ?f12, 21550000)"/>
            <draw:equation draw:name="f101" draw:formula="-21550000 - ?f100"/>
            <draw:equation draw:name="f102" draw:formula="if(?f101, -21550000, ?f100)"/>
            <draw:equation draw:name="f103" draw:formula="?f1 + ?f102"/>
            <draw:equation draw:name="f104" draw:formula="?f1 + ?f2"/>
            <draw:equation draw:name="f105" draw:formula="?f104 * ?f10 / ?f1"/>
            <draw:equation draw:name="f106" draw:formula="0 - ?f105"/>
            <draw:equation draw:name="f107" draw:formula="cos(?f106)"/>
            <draw:equation draw:name="f108" draw:formula="0 - ?f107"/>
            <draw:equation draw:name="f109" draw:formula="?f108 * ?f32"/>
            <draw:equation draw:name="f110" draw:formula="sin(?f106)"/>
            <draw:equation draw:name="f111" draw:formula="0 - ?f110"/>
            <draw:equation draw:name="f112" draw:formula="?f111 * ?f45"/>
            <draw:equation draw:name="f113" draw:formula="sqrt(?f109 * ?f109 + ?f112 * ?f112 + 0 * 0)"/>
            <draw:equation draw:name="f114" draw:formula="?f32 * ?f45 / ?f113"/>
            <draw:equation draw:name="f115" draw:formula="?f111 * ?f114"/>
            <draw:equation draw:name="f116" draw:formula="?f28 - ?f115"/>
            <draw:equation draw:name="f117" draw:formula="?f108 * ?f114"/>
            <draw:equation draw:name="f118" draw:formula="?f43 - ?f117"/>
            <draw:equation draw:name="f119" draw:formula="?f116 - ?f32"/>
            <draw:equation draw:name="f120" draw:formula="?f118 - ?f45"/>
            <draw:equation draw:name="f121" draw:formula="?f116 + ?f32"/>
            <draw:equation draw:name="f122" draw:formula="?f118 + ?f45"/>
            <draw:equation draw:name="f123" draw:formula="?f103 + ?f2"/>
            <draw:equation draw:name="f124" draw:formula="?f123 * ?f10 / ?f1"/>
            <draw:equation draw:name="f125" draw:formula="0 - ?f124"/>
            <draw:equation draw:name="f126" draw:formula="cos(?f125)"/>
            <draw:equation draw:name="f127" draw:formula="0 - ?f126"/>
            <draw:equation draw:name="f128" draw:formula="?f127 * ?f32"/>
            <draw:equation draw:name="f129" draw:formula="sin(?f125)"/>
            <draw:equation draw:name="f130" draw:formula="0 - ?f129"/>
            <draw:equation draw:name="f131" draw:formula="?f130 * ?f45"/>
            <draw:equation draw:name="f132" draw:formula="sqrt(?f128 * ?f128 + ?f131 * ?f131 + 0 * 0)"/>
            <draw:equation draw:name="f133" draw:formula="?f32 * ?f45 / ?f132"/>
            <draw:equation draw:name="f134" draw:formula="?f130 * ?f133"/>
            <draw:equation draw:name="f135" draw:formula="?f116 + ?f134"/>
            <draw:equation draw:name="f136" draw:formula="?f127 * ?f133"/>
            <draw:equation draw:name="f137" draw:formula="?f118 + ?f136"/>
            <draw:equation draw:name="f138" draw:formula="if(?f102, ?f28, ?f119)"/>
            <draw:equation draw:name="f139" draw:formula="if(?f102, ?f43, ?f120)"/>
            <draw:equation draw:name="f140" draw:formula="if(?f102, ?f28, ?f121)"/>
            <draw:equation draw:name="f141" draw:formula="if(?f102, ?f43, ?f122)"/>
            <draw:equation draw:name="f142" draw:formula="if(?f102, ?f119, ?f135)"/>
            <draw:equation draw:name="f143" draw:formula="if(?f102, ?f120, ?f137)"/>
            <draw:equation draw:name="f144" draw:formula="if(?f102, ?f121, ?f135)"/>
            <draw:equation draw:name="f145" draw:formula="if(?f102, ?f122, ?f137)"/>
            <draw:equation draw:name="f146" draw:formula="?f0 + ?f102"/>
            <draw:equation draw:name="f147" draw:formula="?f135 - ?f68"/>
            <draw:equation draw:name="f148" draw:formula="?f137 - ?f70"/>
            <draw:equation draw:name="f149" draw:formula="?f147 - ?f32"/>
            <draw:equation draw:name="f150" draw:formula="?f148 - ?f45"/>
            <draw:equation draw:name="f151" draw:formula="?f147 + ?f32"/>
            <draw:equation draw:name="f152" draw:formula="?f148 + ?f45"/>
            <draw:equation draw:name="f153" draw:formula="?f146 + ?f2"/>
            <draw:equation draw:name="f154" draw:formula="?f153 * ?f10 / ?f1"/>
            <draw:equation draw:name="f155" draw:formula="0 - ?f154"/>
            <draw:equation draw:name="f156" draw:formula="cos(?f155)"/>
            <draw:equation draw:name="f157" draw:formula="0 - ?f156"/>
            <draw:equation draw:name="f158" draw:formula="?f157 * ?f32"/>
            <draw:equation draw:name="f159" draw:formula="sin(?f155)"/>
            <draw:equation draw:name="f160" draw:formula="0 - ?f159"/>
            <draw:equation draw:name="f161" draw:formula="?f160 * ?f45"/>
            <draw:equation draw:name="f162" draw:formula="sqrt(?f158 * ?f158 + ?f161 * ?f161 + 0 * 0)"/>
            <draw:equation draw:name="f163" draw:formula="?f32 * ?f45 / ?f162"/>
            <draw:equation draw:name="f164" draw:formula="?f160 * ?f163"/>
            <draw:equation draw:name="f165" draw:formula="?f147 + ?f164"/>
            <draw:equation draw:name="f166" draw:formula="?f157 * ?f163"/>
            <draw:equation draw:name="f167" draw:formula="?f148 + ?f166"/>
            <draw:equation draw:name="f168" draw:formula="if(?f102, ?f135, ?f149)"/>
            <draw:equation draw:name="f169" draw:formula="if(?f102, ?f137, ?f150)"/>
            <draw:equation draw:name="f170" draw:formula="if(?f102, ?f135, ?f151)"/>
            <draw:equation draw:name="f171" draw:formula="if(?f102, ?f137, ?f152)"/>
            <draw:equation draw:name="f172" draw:formula="if(?f102, ?f149, ?f165)"/>
            <draw:equation draw:name="f173" draw:formula="if(?f102, ?f150, ?f167)"/>
            <draw:equation draw:name="f174" draw:formula="if(?f102, ?f151, ?f165)"/>
            <draw:equation draw:name="f175" draw:formula="if(?f102, ?f152, ?f167)"/>
            <draw:equation draw:name="f176" draw:formula="?f11 + ?f55"/>
            <draw:equation draw:name="f177" draw:formula="?f11 + ?f2"/>
            <draw:equation draw:name="f178" draw:formula="?f177 * ?f10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32"/>
            <draw:equation draw:name="f183" draw:formula="sin(?f179)"/>
            <draw:equation draw:name="f184" draw:formula="0 - ?f183"/>
            <draw:equation draw:name="f185" draw:formula="?f184 * ?f45"/>
            <draw:equation draw:name="f186" draw:formula="sqrt(?f182 * ?f182 + ?f185 * ?f185 + 0 * 0)"/>
            <draw:equation draw:name="f187" draw:formula="?f32 * ?f45 / ?f186"/>
            <draw:equation draw:name="f188" draw:formula="?f184 * ?f187"/>
            <draw:equation draw:name="f189" draw:formula="?f28 - ?f188"/>
            <draw:equation draw:name="f190" draw:formula="?f181 * ?f187"/>
            <draw:equation draw:name="f191" draw:formula="?f44 - ?f190"/>
            <draw:equation draw:name="f192" draw:formula="?f189 - ?f32"/>
            <draw:equation draw:name="f193" draw:formula="?f191 - ?f45"/>
            <draw:equation draw:name="f194" draw:formula="?f189 + ?f32"/>
            <draw:equation draw:name="f195" draw:formula="?f191 + ?f45"/>
            <draw:equation draw:name="f196" draw:formula="?f176 + ?f2"/>
            <draw:equation draw:name="f197" draw:formula="?f196 * ?f10 / ?f1"/>
            <draw:equation draw:name="f198" draw:formula="0 - ?f197"/>
            <draw:equation draw:name="f199" draw:formula="cos(?f198)"/>
            <draw:equation draw:name="f200" draw:formula="0 - ?f199"/>
            <draw:equation draw:name="f201" draw:formula="?f200 * ?f32"/>
            <draw:equation draw:name="f202" draw:formula="sin(?f198)"/>
            <draw:equation draw:name="f203" draw:formula="0 - ?f202"/>
            <draw:equation draw:name="f204" draw:formula="?f203 * ?f45"/>
            <draw:equation draw:name="f205" draw:formula="sqrt(?f201 * ?f201 + ?f204 * ?f204 + 0 * 0)"/>
            <draw:equation draw:name="f206" draw:formula="?f32 * ?f45 / ?f205"/>
            <draw:equation draw:name="f207" draw:formula="?f203 * ?f206"/>
            <draw:equation draw:name="f208" draw:formula="?f189 + ?f207"/>
            <draw:equation draw:name="f209" draw:formula="?f200 * ?f206"/>
            <draw:equation draw:name="f210" draw:formula="?f191 + ?f209"/>
            <draw:equation draw:name="f211" draw:formula="if(?f55, ?f28, ?f192)"/>
            <draw:equation draw:name="f212" draw:formula="if(?f55, ?f44, ?f193)"/>
            <draw:equation draw:name="f213" draw:formula="if(?f55, ?f28, ?f194)"/>
            <draw:equation draw:name="f214" draw:formula="if(?f55, ?f44, ?f195)"/>
            <draw:equation draw:name="f215" draw:formula="if(?f55, ?f192, ?f208)"/>
            <draw:equation draw:name="f216" draw:formula="if(?f55, ?f193, ?f210)"/>
            <draw:equation draw:name="f217" draw:formula="if(?f55, ?f194, ?f208)"/>
            <draw:equation draw:name="f218" draw:formula="if(?f55, ?f195, ?f210)"/>
          </draw:enhanced-geometry>
        </draw:custom-shape>
        <draw:frame draw:id="id88" draw:style-name="a452" draw:name="TextBox 39" svg:x="8.60118in" svg:y="1.79148in" svg:width="1.48334in" svg:height="0.5722in">
          <draw:text-box>
            <text:p text:style-name="a448" text:class-names="" text:cond-style-name=""><text:span text:style-name="a446" text:class-names="">NodeUpstream</text:span><text:span text:style-name="a447" text:class-names=""/></text:p>
            <text:p text:style-name="a451" text:class-names="" text:cond-style-name=""><text:span text:style-name="a449" text:class-names="">ReachGain</text:span><text:span text:style-name="a450" text:class-names=""/></text:p>
          </draw:text-box>
          <svg:title/>
          <svg:desc/>
        </draw:frame>
        <draw:custom-shape svg:x="4.03245in" svg:y="0.80298in" svg:width="0.33333in" svg:height="0.33333in" draw:id="id89" draw:style-name="a455" draw:name="Oval 19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0.47857in" svg:y="0.65391in" svg:width="0.33333in" svg:height="0.33333in" draw:id="id90" draw:style-name="a458" draw:name="Oval 1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11903in" svg:y="0.61099in" svg:width="0.33333in" svg:height="0.33333in" draw:id="id91" draw:style-name="a461" draw:name="Oval 4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2857in" svg:y1="0.77766in" svg:x2="6.2857in" svg:y2="1.36733in" draw:id="id92" draw:style-name="a463" draw:name="Straight Arrow Connector 25">
          <svg:title/>
          <svg:desc/>
        </draw:connector>
        <draw:frame draw:id="id93" draw:style-name="a469" draw:name="TextBox 33" svg:x="1.3244in" svg:y="5.12948in" svg:width="1.29403in" svg:height="0.80781in">
          <draw:text-box>
            <text:p text:style-name="a468" text:class-names="" text:cond-style-name=""><text:span text:style-name="a464" text:class-names="">Known point flow (e.g.,<text:s text:c="1"/></text:span><text:span text:style-name="a465" text:class-names="">StreamGage</text:span><text:span text:style-name="a466" text:class-names="">)</text:span><text:span text:style-name="a467" text:class-names=""/></text:p>
          </draw:text-box>
          <svg:title/>
          <svg:desc/>
        </draw:frame>
        <draw:frame draw:id="id94" draw:style-name="a473" draw:name="TextBox 33" svg:x="0.2375in" svg:y="2.46089in" svg:width="1.49583in" svg:height="0.80781in">
          <draw:text-box>
            <text:p text:style-name="a472" text:class-names="" text:cond-style-name=""><text:span text:style-name="a470" text:class-names="">Calculated point flow (e.g., Diversion)</text:span><text:span text:style-name="a471" text:class-names=""/></text:p>
          </draw:text-box>
          <svg:title/>
          <svg:desc/>
        </draw:frame>
        <draw:connector draw:type="line" svg:x1="4.7488in" svg:y1="0in" svg:x2="4.7488in" svg:y2="7.5in" draw:id="id95" draw:style-name="a474" draw:name="Straight Connector 43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41" svg:viewBox="0 0 20 30" svg:d="m10 0-10 30h20z"/>
    <draw:marker draw:name="a336" svg:viewBox="0 0 20 30" svg:d="m10 0-10 30h20z"/>
    <draw:marker draw:name="a351" svg:viewBox="0 0 20 30" svg:d="m10 0-10 30h20z"/>
    <draw:marker draw:name="a346" svg:viewBox="0 0 20 30" svg:d="m10 0-10 30h20z"/>
    <draw:marker draw:name="a353" svg:viewBox="0 0 20 30" svg:d="m10 0-10 30h20z"/>
    <draw:marker draw:name="a358" svg:viewBox="0 0 20 30" svg:d="m10 0-10 30h20z"/>
    <draw:marker draw:name="a440" svg:viewBox="0 0 20 30" svg:d="m10 0-10 30h20z"/>
    <draw:marker draw:name="a369" svg:viewBox="0 0 20 30" svg:d="m10 0-10 30h20z"/>
    <draw:marker draw:name="a441" svg:viewBox="0 0 20 30" svg:d="m10 0-10 30h20z"/>
    <draw:marker draw:name="a378" svg:viewBox="0 0 20 30" svg:d="m10 0-10 30h20z"/>
    <draw:marker draw:name="a462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in" svg:y="6.95139in" svg:width="2.3333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1/2013</text:date></text:span></text:p>
        </draw:text-box>
        <svg:title/>
        <svg:desc/>
      </draw:frame>
      <draw:frame draw:id="id3" presentation:style-name="a26" draw:name="Footer Placeholder 4" svg:x="3.41667in" svg:y="6.95139in" svg:width="3.16667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16667in" svg:y="6.95139in" svg:width="2.3333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0.75in" svg:y="2.32986in" svg:width="8.5in" svg:height="1.60764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5in" svg:y="4.25in" svg:width="7in" svg:height="1.91667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5in" svg:y="6.95139in" svg:width="2.3333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11/2013</text:date></text:span></text:p>
        </draw:text-box>
        <svg:title/>
        <svg:desc/>
      </draw:frame>
      <draw:frame draw:id="id8" presentation:style-name="a43" draw:name="Footer Placeholder 4" svg:x="3.41667in" svg:y="6.95139in" svg:width="3.16667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7.16667in" svg:y="6.95139in" svg:width="2.3333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5in" svg:y="0.30035in" svg:width="9in" svg:height="1.2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5in" svg:y="1.75in" svg:width="9in" svg:height="4.94965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5in" svg:y="6.95139in" svg:width="2.3333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11/2013</text:date></text:span></text:p>
        </draw:text-box>
        <svg:title/>
        <svg:desc/>
      </draw:frame>
      <draw:frame draw:id="id13" presentation:style-name="a73" draw:name="Footer Placeholder 4" svg:x="3.41667in" svg:y="6.95139in" svg:width="3.16667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7.16667in" svg:y="6.95139in" svg:width="2.3333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78993in" svg:y="4.81944in" svg:width="8.5in" svg:height="1.48958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78993in" svg:y="3.17882in" svg:width="8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5in" svg:y="6.95139in" svg:width="2.3333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11/2013</text:date></text:span></text:p>
        </draw:text-box>
        <svg:title/>
        <svg:desc/>
      </draw:frame>
      <draw:frame draw:id="id18" presentation:style-name="a91" draw:name="Footer Placeholder 4" svg:x="3.41667in" svg:y="6.95139in" svg:width="3.16667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7.16667in" svg:y="6.95139in" svg:width="2.3333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5in" svg:y="0.30035in" svg:width="9in" svg:height="1.2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5in" svg:y="1.75in" svg:width="4.41667in" svg:height="4.94965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5.08333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5in" svg:y="6.95139in" svg:width="2.3333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11/2013</text:date></text:span></text:p>
        </draw:text-box>
        <svg:title/>
        <svg:desc/>
      </draw:frame>
      <draw:frame draw:id="id24" presentation:style-name="a137" draw:name="Footer Placeholder 5" svg:x="3.41667in" svg:y="6.95139in" svg:width="3.16667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7.16667in" svg:y="6.95139in" svg:width="2.3333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5in" svg:y="0.30035in" svg:width="9in" svg:height="1.2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5in" svg:y="1.67882in" svg:width="4.4184in" svg:height="0.69965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5in" svg:y="2.37847in" svg:width="4.4184in" svg:height="4.32118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5.07986in" svg:y="1.67882in" svg:width="4.42014in" svg:height="0.69965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5.07986in" svg:y="2.37847in" svg:width="4.42014in" svg:height="4.32118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11/2013</text:date></text:span></text:p>
        </draw:text-box>
        <svg:title/>
        <svg:desc/>
      </draw:frame>
      <draw:frame draw:id="id32" presentation:style-name="a191" draw:name="Footer Placeholder 7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5in" svg:y="0.30035in" svg:width="9in" svg:height="1.2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5in" svg:y="6.95139in" svg:width="2.3333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11/2013</text:date></text:span></text:p>
        </draw:text-box>
        <svg:title/>
        <svg:desc/>
      </draw:frame>
      <draw:frame draw:id="id36" presentation:style-name="a205" draw:name="Footer Placeholder 3" svg:x="3.41667in" svg:y="6.95139in" svg:width="3.16667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7.16667in" svg:y="6.95139in" svg:width="2.3333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5in" svg:y="6.95139in" svg:width="2.3333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11/2013</text:date></text:span></text:p>
        </draw:text-box>
        <svg:title/>
        <svg:desc/>
      </draw:frame>
      <draw:frame draw:id="id39" presentation:style-name="a216" draw:name="Footer Placeholder 2" svg:x="3.41667in" svg:y="6.95139in" svg:width="3.16667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5in" svg:y="0.29861in" svg:width="3.28993in" svg:height="1.27083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3.90972in" svg:y="0.29861in" svg:width="5.59028in" svg:height="6.40104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5in" svg:y="1.56944in" svg:width="3.28993in" svg:height="5.13021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5in" svg:y="6.95139in" svg:width="2.3333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11/2013</text:date></text:span></text:p>
        </draw:text-box>
        <svg:title/>
        <svg:desc/>
      </draw:frame>
      <draw:frame draw:id="id45" presentation:style-name="a250" draw:name="Footer Placeholder 5" svg:x="3.41667in" svg:y="6.95139in" svg:width="3.16667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7.16667in" svg:y="6.95139in" svg:width="2.3333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1.96007in" svg:y="5.25in" svg:width="6in" svg:height="0.61979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1.96007in" svg:y="0.67014in" svg:width="6in" svg:height="4.5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1.96007in" svg:y="5.86979in" svg:width="6in" svg:height="0.88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11/2013</text:date></text:span></text:p>
        </draw:text-box>
        <svg:title/>
        <svg:desc/>
      </draw:frame>
      <draw:frame draw:id="id51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5in" svg:y="0.30035in" svg:width="9in" svg:height="1.2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5in" svg:y="1.75in" svg:width="9in" svg:height="4.9496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5in" svg:y="6.95139in" svg:width="2.3333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11/2013</text:date></text:span></text:p>
        </draw:text-box>
        <svg:title/>
        <svg:desc/>
      </draw:frame>
      <draw:frame draw:id="id56" presentation:style-name="a301" draw:name="Footer Placeholder 4" svg:x="3.41667in" svg:y="6.95139in" svg:width="3.16667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7.16667in" svg:y="6.95139in" svg:width="2.3333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7.25in" svg:y="0.30035in" svg:width="2.25in" svg:height="6.39931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5in" svg:y="0.30035in" svg:width="6.58333in" svg:height="6.39931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7/11/2013</text:date></text:span></text:p>
        </draw:text-box>
        <svg:title/>
        <svg:desc/>
      </draw:frame>
      <draw:frame draw:id="id61" presentation:style-name="a331" draw:name="Footer Placeholder 4" svg:x="3.41667in" svg:y="6.95139in" svg:width="3.1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7.16667in" svg:y="6.95139in" svg:width="2.3333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teve Malers</meta:initial-creator>
    <dc:creator>Steve Malers</dc:creator>
    <meta:creation-date>2013-05-31T00:20:51Z</meta:creation-date>
    <dc:date>2013-07-11T21:22:01Z</dc:date>
    <meta:editing-cycles>4</meta:editing-cycles>
    <meta:editing-duration>PT4140S</meta:editing-duration>
    <meta:document-statistic meta:paragraph-count="21" meta:word-count="76"/>
  </office:meta>
</office:document-meta>
</file>